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8cm"/>
    </style:style>
    <style:style style:name="P1" style:family="paragraph">
      <style:text-properties fo:color="#006600" fo:font-weight="bold" style:font-weight-asian="bold" style:font-weight-complex="bold"/>
    </style:style>
    <style:style style:name="P2" style:family="paragraph">
      <loext:graphic-properties draw:fill-color="#ffffff"/>
    </style:style>
    <style:style style:name="P3" style:family="paragraph">
      <style:text-properties fo:color="#006600"/>
    </style:style>
    <style:style style:name="P4" style:family="paragraph">
      <style:text-properties fo:font-weight="bold" style:font-weight-asian="bold" style:font-weight-complex="bold"/>
    </style:style>
    <style:style style:name="P5" style:family="paragraph">
      <style:text-properties fo:color="#000000"/>
    </style:style>
    <style:style style:name="T1" style:family="text">
      <style:text-properties fo:color="#006600" fo:font-weight="bold" style:font-weight-asian="bold" style:font-weight-complex="bold"/>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color="#006600"/>
    </style:style>
    <style:style style:name="T5" style:family="text">
      <style:text-properties fo:font-weight="bold" style:font-weight-asian="bold" style:font-weight-complex="bold"/>
    </style:style>
    <style:style style:name="T6" style:family="text">
      <style:text-properties fo:color="#00331a" style:font-name="Garuda" fo:font-weight="bold" style:font-name-asian="LiberationSerif-Bold1" style:font-size-asian="12pt" style:font-weight-asian="bold" style:font-weight-complex="bold"/>
    </style:style>
    <style:style style:name="T7" style:family="text">
      <style:text-properties fo:color="#00331a" style:font-name="Garuda" fo:font-weight="bold" style:font-name-asian="LiberationSerif-Bold1" style:font-size-asian="12pt" style:font-weight-asian="bold"/>
    </style:style>
    <style:style style:name="T8" style:family="text">
      <style:text-properties fo:color="#000000" style:font-name="Garuda" style:text-underline-style="solid" style:text-underline-width="auto" style:text-underline-color="font-color" fo:font-weight="bold" style:font-name-asian="LiberationSerif1" style:font-weight-asian="bold" style:font-weight-complex="bold"/>
    </style:style>
    <style:style style:name="T9" style:family="text">
      <style:text-properties fo:color="#000000" style:font-name="Garuda" fo:font-weight="bold" style:font-name-asian="LiberationSerif1"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NeuronRain</text:span></text:p>
          </draw:text-box>
        </draw:frame>
        <draw:frame presentation:style-name="pr2" draw:text-style-name="P2" draw:layer="layout" svg:width="25.199cm" svg:height="12.178cm" svg:x="1.4cm" svg:y="4.914cm" presentation:class="subtitle" presentation:user-transformed="true">
          <draw:text-box>
            <text:p>Linux Kernel Forkoff with <text:span text:style-name="T2">CloudSystemCallPrimitives+MachineLearning+Analytics+Queuing+Debugging</text:span></text:p>
            <text:p><text:span text:style-name="T2"/></text:p>
            <text:p>Author: Srinivasan Kannan </text:p>
            <text:p><text:span text:style-name="T3">( also known as: Ka.Shrinivaasan, Shrinivas Kannan)</text:span></text:p>
            <text:p><text:span text:style-name="T3"/></text:p>
            <text:p><text:a xlink:href="http://sourceforge.net/users/ka_shrinivaasan" xlink:type="simple">http://sourceforge.net/users/ka_shrinivaasan</text:a></text:p>
            <text:p><text:s/><text:a xlink:href="https://sites.google.com/site/kuja27/" xlink:type="simple">https://sites.google.com/site/kuja27/</text:a></text:p>
            <text:p><text:s/>https://github.com/shrinivaasanka</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3.506cm" svg:x="1.4cm" svg:y="0.837cm" presentation:class="title">
          <draw:text-box>
            <text:p><text:span text:style-name="T4">Subsystems of NeuronRain</text:span><text:span text:style-name="T4"><text:tab/></text:span></text:p>
          </draw:text-box>
        </draw:frame>
        <draw:frame presentation:style-name="pr4" draw:layer="layout" svg:width="25.199cm" svg:height="12.178cm" svg:x="1.4cm" svg:y="4.914cm" presentation:class="outline">
          <draw:text-box>
            <text:list text:style-name="L2">
              <text:list-item>
                <text:p>AsFer – BigData Analytics and Machine Learning</text:p>
              </text:list-item>
              <text:list-item>
                <text:p>VIRGO – New Linux Kernel with Primitives for Cloud (system calls and kernel modules)</text:p>
              </text:list-item>
              <text:list-item>
                <text:p>USBmd – USB Debugging module</text:p>
              </text:list-item>
              <text:list-item>
                <text:p>KingCobra – Kernel Byzantine Message Queue module</text:p>
              </text:list-item>
            </text:list>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3.506cm" svg:x="1.4cm" svg:y="0.837cm" presentation:class="title">
          <draw:text-box>
            <text:p><text:span text:style-name="T4">AsFer - Features</text:span></text:p>
          </draw:text-box>
        </draw:frame>
        <draw:frame presentation:style-name="pr4" draw:text-style-name="P4" draw:layer="layout" svg:width="25.199cm" svg:height="12.178cm" svg:x="1.4cm" svg:y="4.914cm" presentation:class="outline" presentation:user-transformed="true">
          <draw:text-box>
            <text:list text:style-name="L2">
              <text:list-item>
                <text:p><text:span text:style-name="T5"><text:tab/></text:span><text:span text:style-name="T5"><text:tab/></text:span><text:span text:style-name="T5">Bayesian Classifier, </text:span></text:p>
              </text:list-item>
              <text:list-item>
                <text:p><text:span text:style-name="T5"><text:s/></text:span><text:span text:style-name="T5"><text:tab/></text:span><text:span text:style-name="T5"><text:tab/></text:span><text:span text:style-name="T5">Support Vector Machines, </text:span></text:p>
              </text:list-item>
              <text:list-item>
                <text:p><text:span text:style-name="T5"><text:s/></text:span><text:span text:style-name="T5"><text:tab/></text:span><text:span text:style-name="T5"><text:tab/></text:span><text:span text:style-name="T5">Decision Tree Classifier, </text:span></text:p>
              </text:list-item>
              <text:list-item>
                <text:p><text:span text:style-name="T5"><text:s/></text:span><text:span text:style-name="T5"><text:tab/></text:span><text:span text:style-name="T5"><text:tab/></text:span><text:span text:style-name="T5">String mining - Pairwise String Sequence Alignment (Needleman-Wunsch) ,</text:span></text:p>
              </text:list-item>
              <text:list-item>
                <text:p><text:span text:style-name="T5"><text:s/></text:span><text:span text:style-name="T5"><text:tab/></text:span><text:span text:style-name="T5"><text:tab/></text:span><text:span text:style-name="T5">String mining - Multiple String Sequence Alignment(BioPython,ClustalOmega), </text:span></text:p>
              </text:list-item>
              <text:list-item>
                <text:p><text:span text:style-name="T5"><text:s text:c="5"/></text:span><text:span text:style-name="T5">String mining - Powerset construction (C++) and String matching implementation in python(Jellyfish distance measures like Jaro-winkler, Edit-distance, Phonetic Matching rate etc.,) and </text:span></text:p>
              </text:list-item>
              <text:list-item>
                <text:p><text:span text:style-name="T5"><text:s text:c="5"/></text:span><text:span text:style-name="T5">Parsers and Encoding features for USGS and NOAA HURDAT2 data</text:span></text:p>
              </text:list-item>
              <text:list-item>
                <text:p><text:span text:style-name="T5"><text:s text:c="5"/></text:span><text:span text:style-name="T5">Automated Generation of Training and Test set for Classifiers that segregate the datasets into Event Classes and Automated generation of encoded astronomical object files specific to each Event Class.</text:span></text:p>
              </text:list-item>
              <text:list-item>
                <text:p><text:span text:style-name="T5"><text:s text:c="5"/></text:span><text:span text:style-name="T5">Sequential implementation of Discrete Hyperbolic Factorization and PRAM design for publication drafts in https://sites.google.com/site/kuja27/</text:span></text:p>
              </text:list-item>
              <text:list-item>
                <text:p><text:span text:style-name="T5"><text:s text:c="5"/></text:span><text:span text:style-name="T5">A Concept Hypergraph and HMM(Hidden Markov Model) based Experimental Inference Model Design inspired by Cognitive Psychology</text:span></text:p>
              </text:list-item>
              <text:list-item>
                <text:p><text:span text:style-name="T5"><text:s text:c="5"/></text:span><text:span text:style-name="T5">Design for extracting patterns from numerical data</text:span></text:p>
              </text:list-item>
              <text:list-item>
                <text:p><text:span text:style-name="T5"><text:s text:c="5"/></text:span><text:span text:style-name="T5">A Chaos Attractor implementation that generates a sequence of numbers using logistic equation and uses Python and R to compute a correlation coefficient between a non-Chaotic and Chaotic sequence of numbers.</text:span></text:p>
              </text:list-item>
              <text:list-item>
                <text:p><text:span text:style-name="T5"><text:s text:c="5"/></text:span><text:span text:style-name="T5">Discrete Fourier Transform computation for a parsed numerical input sequence using Python and R</text:span></text:p>
              </text:list-item>
              <text:list-item>
                <text:p><text:span text:style-name="T5"><text:s text:c="5"/></text:span><text:span text:style-name="T5">Spline interpolation, LOESS regression, Approximate Linear Polynomial interpolation and graph plot for a parsed numerical input sequence using Python and R (at present implemented for Dow Jones Industrial Average historical dataset and Riemann Zeta Function Zeros dataset)</text:span></text:p>
              </text:list-item>
              <text:list-item>
                <text:p><text:span text:style-name="T5"><text:s text:c="4"/></text:span><text:span text:style-name="T5">An Experimental Text Compression algorithm that uses Hidden Markov Model Maximum Likelihood Estimation based on a String Complexity measure that compresses vowels in text</text:span></text:p>
              </text:list-item>
              <text:list-item>
                <text:p><text:span text:style-name="T5"><text:s text:c="4"/></text:span><text:span text:style-name="T5">An Experimental Minimum Description Length implementation that uses the previous string complexity measure, computes MDL using Kraft inequality and Shannon entropy.</text:span></text:p>
              </text:list-item>
              <text:list-item>
                <text:p><text:span text:style-name="T5"><text:s text:c="2"/></text:span><text:span text:style-name="T5">Probabilistic Approximate Correct – PAC - Learning Implementation related to http://arxiv.org/abs/1106.4102</text:span></text:p>
              </text:list-item>
              <text:list-item>
                <text:p><text:span text:style-name="T5"><text:s/></text:span><text:span text:style-name="T5">Wagner-Fischer edit distance implementation for pairwise similarity of encoded strings</text:span></text:p>
              </text:list-item>
              <text:list-item>
                <text:p><text:span text:style-name="T5"><text:s/></text:span><text:span text:style-name="T5">An example implementation of Interview Algorithm and Intrinsic Merit </text:span><text:span text:style-name="T5"><text:tab/></text:span><text:span text:style-name="T5">Ranking for :</text:span></text:p>
              </text:list-item>
              <text:list-item>
                <text:p><text:span text:style-name="T5">http://arxiv.org/abs/1006.4458 and http://www.nist.gov/tac/publications/2010/participant.papers/CMI_IIT.proceedings.pdf</text:span></text:p>
              </text:list-item>
              <text:list-item>
                <text:p><text:span text:style-name="T5"><text:s text:c="2"/></text:span><text:span text:style-name="T5">An experimental Expirable Objects implementation </text:span></text:p>
              </text:list-item>
              <text:list-item>
                <text:p><text:span text:style-name="T5"><text:s text:c="2"/></text:span><text:span text:style-name="T5">Linear and Logistic Regression</text:span></text:p>
              </text:list-item>
              <text:list-item>
                <text:p><text:span text:style-name="T5"><text:s text:c="2"/></text:span><text:span text:style-name="T5">K-Means clustering implementation</text:span></text:p>
              </text:list-item>
              <text:list-item>
                <text:p><text:span text:style-name="T5"><text:s text:c="2"/></text:span><text:span text:style-name="T5">K-Nearest Neighbours supervised classifier implementation</text:span></text:p>
              </text:list-item>
              <text:list-item>
                <text:p><text:span text:style-name="T5"><text:s text:c="2"/></text:span><text:span text:style-name="T5">Linear Perceptron with Gradient Descent Learning</text:span></text:p>
              </text:list-item>
              <text:list-item>
                <text:p><text:span text:style-name="T5"><text:s/></text:span><text:span text:style-name="T5">Encoding of Maitreya Dreams to strings and some bugfixes for SWISS Ephemeris degree computation errors</text:span></text:p>
              </text:list-item>
              <text:list-item>
                <text:p><text:span text:style-name="T5"><text:s/></text:span><text:span text:style-name="T5">An experimental logical clock for cloud – EventNet – using Python pygraphs and C++ boost::graph with GraphViz rendering (from dot files)</text:span></text:p>
              </text:list-item>
              <text:list-item>
                <text:p><text:span text:style-name="T5"><text:s text:c="2"/></text:span><text:span text:style-name="T5">Longest Common Substring implementation for extracting common patterns in already classified and clustered encoded strings dataset</text:span></text:p>
              </text:list-item>
              <text:list-item>
                <text:p><text:span text:style-name="T5"><text:s/></text:span><text:span text:style-name="T5">Python script for translating the Pairwise Longest Common Substrings obtained from a cluster of Kmeans or KNN clustered astronomical dataset into rules that correlate location of astronomical entities to a class of events. </text:span></text:p>
              </text:list-item>
              <text:list-item>
                <text:p><text:span text:style-name="T5"><text:s/></text:span><text:span text:style-name="T5">Utility Knuth-Morris-Pratt String Match algorithm implementation</text:span></text:p>
              </text:list-item>
              <text:list-item>
                <text:p><text:span text:style-name="T5"><text:s/></text:span><text:span text:style-name="T5">Multipurpose bigdata analytics subsystem (storage abstraction on Cassandra/Hbase/Hive/File) for computing metrics from datasets before and after processing by above ML algorithms.</text:span></text:p>
              </text:list-item>
              <text:list-item>
                <text:p><text:span text:style-name="T5"><text:s/></text:span><text:span text:style-name="T5">Streaming Algorithms – LogLog and HyperLogLog Counter implementations for computing cardinality (distinct elements) in streamed multiset data</text:span></text:p>
              </text:list-item>
              <text:list-item>
                <text:p><text:span text:style-name="T5"><text:s/></text:span><text:span text:style-name="T5">Streaming Algorithms – CountMinSketch implementation for computing frequencies (heavy hitters) of elements in streamed multiset data</text:span></text:p>
              </text:list-item>
              <text:list-item>
                <text:p><text:span text:style-name="T5"><text:s/></text:span><text:span text:style-name="T5">Streaming Algorithms - <text:s/>Bloom Filter implementation for membership query in streamed multiset data stored in Apache Cassandra/Hbase/Hive/File NoSQL tables or disk and stream-simulated through python Generator/Iterable abstraction</text:span></text:p>
              </text:list-item>
              <text:list-item>
                <text:p><text:span text:style-name="T5"><text:s/></text:span><text:span text:style-name="T5">Pig script clients for Hbase/Hive and Python clients for Hive/Cassandra/Hbase</text:span></text:p>
              </text:list-item>
              <text:list-item>
                <text:p><text:span text:style-name="T5"><text:s text:c="2"/></text:span><text:span text:style-name="T5">Apache Spark Python RDD Transformation MapReduce script for mining Linux kernel logs and exporting the mined data as config to VIRGO kernel_analytics module. This integrates the AsFer or other Machine Learning algorithms into VIRGO Linux Kernel (with USBmd, KingCobra modules).</text:span></text:p>
              </text:list-item>
              <text:list-item>
                <text:p><text:span text:style-name="T5"><text:s text:c="2"/></text:span><text:span text:style-name="T5">Sequence Mining of ordered encoded strings (Apriori GSP Algorithm) for inferring Class Association Rules</text:span></text:p>
              </text:list-item>
              <text:list-item>
                <text:p><text:span text:style-name="T5"><text:s text:c="3"/></text:span><text:span text:style-name="T5">Named Entity Recognition using Conditional Random Fields and Hidden Markov Models (by finding Viterbi path through Viterbi Dynamic Programming Algorithm)</text:span></text:p>
              </text:list-item>
              <text:list-item>
                <text:p><text:span text:style-name="T5"><text:s text:c="2"/></text:span><text:span text:style-name="T5">Graph Search – Mine for Graph Relations (and render them in graphics) in Text Data by constructing the WordNet subgraph using the recursive gloss overlap algorithm in http://arxiv.org/abs/1006.4458 and http://www.nist.gov/tac/publications/2010/participant.papers/CMI_IIT.proceedings.pdf</text:span></text:p>
              </text:list-item>
              <text:list-item>
                <text:p><text:span text:style-name="T5"><text:s text:c="2"/></text:span><text:span text:style-name="T5">New Unsupervised text classification algorithm that computes nodes with prominent core numbers and PageRanks (nodes with high core-numbers and PageRanks are names of the classes) in the definition graphs obtained by Recursive Gloss Overlap algorithm above.</text:span></text:p>
              </text:list-item>
              <text:list-item>
                <text:p><text:span text:style-name="T5"><text:s text:c="2"/></text:span><text:span text:style-name="T5">Lambda Expression Compositionality from the depth first search closure of Recursive Gloss Overlap graph obtained from a text projected to WordNet.</text:span></text:p>
              </text:list-item>
              <text:list-item>
                <text:p><text:span text:style-name="T5"><text:s text:c="2"/></text:span><text:span text:style-name="T5">Social Network Analysis – Graph creation from social networking sites data (Twitter Followers etc.,) and their Psycho-Social-Sentiment Analysis (Bonacich Power Centrality, Eigen Vector Centrality, Recursive Gloss Overlap Graph Sentiment Belief Propagation and SentiWordNet based sentiment scoring etc.,)</text:span></text:p>
                <text:p><text:span text:style-name="T5"/></text:p>
              </text:list-item>
            </text:list>
          </draw:text-box>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3.506cm" svg:x="1.4cm" svg:y="0.837cm" presentation:class="title">
          <draw:text-box>
            <text:p><text:span text:style-name="T4">USBmd – Features</text:span><text:span text:style-name="T4"><text:tab/></text:span></text:p>
          </draw:text-box>
        </draw:frame>
        <draw:frame presentation:style-name="pr4" draw:layer="layout" svg:width="25.199cm" svg:height="12.178cm" svg:x="1.4cm" svg:y="4.914cm" presentation:class="outline">
          <draw:text-box>
            <text:list text:style-name="L2">
              <text:list-item>
                <text:p>USB Debugging Kernel module</text:p>
              </text:list-item>
            </text:list>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3.506cm" svg:x="1.4cm" svg:y="0.837cm" presentation:class="title">
          <draw:text-box>
            <text:p><text:span text:style-name="T4">VIRGO - Features</text:span></text:p>
          </draw:text-box>
        </draw:frame>
        <draw:frame presentation:style-name="pr4" draw:layer="layout" svg:width="25.199cm" svg:height="12.178cm" svg:x="1.4cm" svg:y="4.914cm" presentation:class="outline" presentation:user-transformed="true">
          <draw:text-box>
            <text:p><text:span text:style-name="T6"><text:s/></text:span><text:span text:style-name="T6">- Config file support</text:span></text:p>
            <text:p><text:span text:style-name="T6">- Psuedorandom Generator Based Loadbalancer</text:span></text:p>
            <text:p><text:span text:style-name="T6">- Kernel space remote execution</text:span></text:p>
            <text:p><text:span text:style-name="T6">- User space remote execution with kernel upcall and pthread creation of userspace library function or executable</text:span></text:p>
            <text:p><text:span text:style-name="T6">- Example unit test cases</text:span></text:p>
            <text:p><text:span text:style-name="T6">- Usermode output redirected logging feature for Kernel upcall to Userspace</text:span></text:p>
            <text:p><text:span text:style-name="T6">- ntermodule Function Invocation in Kernel Space - through which any machine on cloud can be completely remote-controlled deep upto board and hardware cards through function names or commands sent through virgo_clone() calls.</text:span></text:p>
            <text:p><text:span text:style-name="T6">- CPU Pooling Driver – Multi-kernel-threaded VIRGO cloudexec Kernel</text:span></text:p>
            <text:p><text:span text:style-name="T6">- Driver Module for unrestricted service of virgo_clone or other client requests.</text:span></text:p>
            <text:p><text:span text:style-name="T6">- Memory Pooling Driver (and a key-value store) - and system calls and userspace clients for it on Cloud nodes – virgo_malloc, <text:s/>virgo_get, virgo_set, virgo_free.</text:span></text:p>
            <text:p><text:span text:style-name="T6">- 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span></text:p>
            <text:p><text:span text:style-name="T6">- VIRGO Cloud File Systems Driver - that implements <text:s/>distributed cloud file system calls and telnet userspace clients for <text:s/>– virgo_open, virgo_close, virgo_read and virgo_write of a file on remote cloud node</text:span></text:p>
            <text:p><text:span text:style-name="T6">- 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span></text:p>
            <text:p><text:span text:style-name="T6">- A config driver - for exporting config symbols </text:span></text:p>
            <text:p><text:span text:style-name="T6">- Experimental Bakery algorithm kernel module implementation – for synchronization in cloud</text:span></text:p>
            <text:p><text:span text:style-name="T6">- Utilities driver kernel module – a universal kernel module with exported utility function symbols that can be invoked across VIRGO Linux subsystems and Linux kernel including EvenNet logging kernel socket client.</text:span></text:p>
            <text:p><text:span text:style-name="T6">- 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span></text:p>
            <text:p><text:span text:style-name="T6">- From the above EventNet graph, a logical time ordering can be obtained on the cloud events and partakers which is for example useful in establishing money trail in KingCobra MAC eletronic money.</text:span></text:p>
            <text:p><text:span text:style-name="T6">- 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span></text:p>
            <text:p><text:span text:style-name="T6">Thus VIRGO has all the requisite minimum functionalities for a linux variant cloud, artificially intelligent, operating system</text:span></text:p>
            <text:p><text:span text:style-name="T7"/></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3.506cm" svg:x="1.4cm" svg:y="0.837cm" presentation:class="title">
          <draw:text-box>
            <text:p><text:span text:style-name="T4">KingCobra - Features</text:span></text:p>
          </draw:text-box>
        </draw:frame>
        <draw:frame presentation:style-name="pr4" draw:text-style-name="P5" draw:layer="layout" svg:width="25.199cm" svg:height="12.178cm" svg:x="1.4cm" svg:y="4.914cm" presentation:class="outline">
          <draw:text-box>
            <text:p><text:span text:style-name="T8">A Byzantine Distributed Request Servicing Software with Queueing and Arbiters</text:span><text:span text:style-name="T9"> (that includes a new experimental Electronic Money Protocol – MAC (MessageAsCurrency) Design) on either Krishna iResearch intelligent Cloud platform or Hadoop Cluster </text:span></text:p>
            <text:p><text:span text:style-name="T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3.506cm" svg:x="1.4cm" svg:y="0.837cm" presentation:class="title">
          <draw:text-box>
            <text:p><text:span text:style-name="T4">NeuronRain - Enterprise Analytics </text:span><text:span text:style-name="T4"><text:tab/></text:span></text:p>
          </draw:text-box>
        </draw:frame>
        <draw:frame presentation:style-name="pr4" draw:layer="layout" svg:width="25.199cm" svg:height="12.178cm" svg:x="1.4cm" svg:y="4.914cm" presentation:class="outline" presentation:user-transformed="true">
          <draw:text-box>
            <text:list text:style-name="L2">
              <text:list-item>
                <text:p>NeuronRain AsFer has implementations for almost all of the standard machine learning algorithms for bigdata analytics including streaming algorithms and implementation of algorithms in author's publications (in <text:a xlink:href="https://sites.google.com/site/kuja27/" xlink:type="simple">https://sites.google.com/site/kuja27/</text:a> <text:s text:c="2"/>and http://sourceforge.net/projects/acadpdrafts/files/)</text:p>
              </text:list-item>
              <text:list-item>
                <text:p>NeuronRain VIRGO is a new linux kernel fork-off that depends on AsFer machinelearning code and has new linux system calls and kernel modules.</text:p>
              </text:list-item>
              <text:list-item>
                <text:p>NeuronRain KingCobra is a queuing software that expands linux workqueues into a decentralized postoffice protocol message queue</text:p>
              </text:list-item>
              <text:list-item>
                <text:p>Above are in design and development since 2003</text:p>
              </text:list-item>
              <text:list-item>
                <text:p>Premium closedsource Enterprise Version of NeuronRain opensource is in development since 2010.</text:p>
                <text:p/>
                <text:p/>
              </text:list-item>
            </text:list>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3.506cm" svg:x="1.4cm" svg:y="0.837cm" presentation:class="title">
          <draw:text-box>
            <text:p><text:span text:style-name="T4">Unique Features in NeuronRain</text:span><text:span text:style-name="T4"><text:tab/></text:span></text:p>
          </draw:text-box>
        </draw:frame>
        <draw:frame presentation:style-name="pr4" draw:layer="layout" svg:width="25.199cm" svg:height="12.178cm" svg:x="1.4cm" svg:y="4.914cm" presentation:class="outline">
          <draw:text-box>
            <text:list text:style-name="L2">
              <text:list-item>
                <text:p>Probably the first opensource product that unifies linux kernel, cloud and machine-learning in lowlevel primitives instead of application layer – it is an IoT Linux OS Kernel.</text:p>
              </text:list-item>
              <text:list-item>
                <text:p>VIRGO Linux Kernel has new system calls for memory and file access <text:s/>across network through kernel-to-kernel socket communication only. No userspace sockets are involved (though upcall is supported to userspace through config).</text:p>
              </text:list-item>
              <text:list-item>
                <text:p>VIRGO memory RPC system calls implement kernel memory cacheing of data while filesystem RPC system calls realize persistence of data across network,</text:p>
              </text:list-item>
              <text:list-item>
                <text:p>VIRGO Linux Kernel is dynamic depending on key-value pairs learnt by AsFer machine-learning code from bigdata sets (e.g. logs)</text:p>
              </text:list-item>
              <text:list-item>
                <text:p>Supports invocation of new VIRGO Kernel system calls via Python application layer code in AsFer.</text:p>
              </text:list-item>
              <text:list-item>
                <text:p>New virtual currency implementation has been added in KingCobra based on Google Protocol Buffers – an alternative design to bitcoin – <text:s/>cloudwide object move - based on move semantics in C++</text:p>
              </text:list-item>
              <text:list-item>
                <text:p>Complete and updated list of features of NeuronRain is described in: https://github.com/shrinivaasanka/Krishna_iResearch_DoxygenDocs/blob/master/ProductOwnerProfile_With_FunctionalityDescription.pdf</text:p>
              </text:list-item>
            </text:list>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3" draw:layer="layout" svg:width="25.199cm" svg:height="3.506cm" svg:x="1.4cm" svg:y="0.837cm" presentation:class="title">
          <draw:text-box>
            <text:p><text:span text:style-name="T4">NeuronRain – Applications</text:span><text:span text:style-name="T4"><text:tab/></text:span></text:p>
          </draw:text-box>
        </draw:frame>
        <draw:frame presentation:style-name="pr4" draw:layer="layout" svg:width="25.199cm" svg:height="12.178cm" svg:x="1.4cm" svg:y="4.914cm" presentation:class="outline" presentation:user-transformed="true">
          <draw:text-box>
            <text:list text:style-name="L2">
              <text:list-item>
                <text:p>VIRGO Can be used as an application deployment platform – by overlaying the kernel code base with VIRGO code and rebuilding</text:p>
              </text:list-item>
              <text:list-item>
                <text:p>Opensource Cloud operating systems can be deployed on VIRGO and the networking code in Cloud OS <text:s/>can be changed to invoke NeuronRain machine learning implementations, syscalls and drivers</text:p>
              </text:list-item>
              <text:list-item>
                <text:p>Existing linux system call code can be rewritten using VIRGO cloud system calls and is transparent to applications</text:p>
              </text:list-item>
              <text:list-item>
                <text:p>Presently OS kernels are static and with NeuronRain it becomes dynamic with machine learning.</text:p>
              </text:list-item>
              <text:list-item>
                <text:p>IoT and any device driver can be leveraged by the kernel analytics variables learnt by AsFer (C++ and Python)</text:p>
                <text:p/>
                <text:p/>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NeuronRain repositories<text:tab/></text:p>
          </draw:text-box>
        </draw:frame>
        <draw:frame presentation:style-name="pr4" draw:layer="layout" svg:width="25.199cm" svg:height="12.178cm" svg:x="1.4cm" svg:y="4.914cm" presentation:class="outline">
          <draw:text-box>
            <text:list text:style-name="L2">
              <text:list-item>
                <text:p>NeuronRain Research (academic, astronomy oriented) - <text:a xlink:href="http://sourceforge.net/u/userid-769929/" xlink:type="simple">http://sourceforge.net/u/userid-769929/</text:a></text:p>
              </text:list-item>
              <text:list-item>
                <text:p>NeuronRain Enterprise (generic, for production cloud deployments) - </text:p>
                <text:p>https://github.com/shrinivaasanka</text:p>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Enterprise Usecase Examples<text:tab/></text:p>
          </draw:text-box>
        </draw:frame>
        <draw:frame presentation:style-name="pr4" draw:layer="layout" svg:width="25.199cm" svg:height="12.178cm" svg:x="1.4cm" svg:y="4.914cm" presentation:class="outline" presentation:user-transformed="true">
          <draw:text-box>
            <text:list text:style-name="L2">
              <text:list-item>
                <text:p>Usecase1: High Network Latency and Bandwidth Allocation to high priority applications – AsFer analyzes webserver logs and learns analytics variables which are read by VIRGO kernel_analytics and exported kernelwide (or) writes key-values that can be modprobed and read from /sys. </text:p>
              </text:list-item>
              <text:list-item>
                <text:p>Usecase2: CPU scheduling priorities are dynamically revised based on AsFer-learnt key-value pairs in kernel_analytics.</text:p>
              </text:list-item>
              <text:list-item>
                <text:p>Usecase3: Loadbalancer in cloud which reads the AsFer <text:s/>learnt key-value pairs and dynamically updates the requests routing</text:p>
              </text:list-item>
              <text:list-item>
                <text:p>Usecase4: Self-healing OS kernel that heals itself by reading key-value pairs in kernel analytics done on oops dumps and panics</text:p>
              </text:list-item>
              <text:list-item>
                <text:p>Usecase5: Kernel Process Scheduler that realigns the queue based on kernel analytics key-value pairs</text:p>
              </text:list-item>
              <text:list-item>
                <text:p>Usecase6: KMEM allocator that realigns the heap based on kernel analytics key-value pairs</text:p>
              </text:list-item>
              <text:list-item>
                <text:p>Usecase7: Network Routers that reroute requests based on TCP traffic analytics <text:s/></text:p>
              </text:list-item>
              <text:list-item>
                <text:p>Usecase8: IoT device drivers which dynamically program and recalibrate devices to the whims and fancies of kernel analytics key-value pairs</text:p>
              </text:list-item>
              <text:list-item>
                <text:p>Usecase9: CPU and Storage autoscaling based on kernel analytics done on the cloud logs.</text:p>
              </text:list-item>
              <text:list-item>
                <text:p>Usecase10: I/O scheduler that learns from kernel analytics key value pairs</text:p>
              </text:list-item>
              <text:list-item>
                <text:p>Usecase 11: IoT - Autopiloting automobiles and aeronautics </text:p>
              </text:list-item>
              <text:list-item>
                <text:p>Usecase 12: IoT – Intelligent Homes</text:p>
              </text:list-item>
            </text:list>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NeuronRain Documentation and FAQ</text:p>
          </draw:text-box>
        </draw:frame>
        <draw:frame presentation:style-name="pr4" draw:layer="layout" svg:width="25.199cm" svg:height="12.178cm" svg:x="1.4cm" svg:y="4.914cm" presentation:class="outline">
          <draw:text-box>
            <text:list text:style-name="L2">
              <text:list-item>
                <text:p>NeuronRain SourceForge and GitHub repositories have been documented in:</text:p>
                <text:p><text:a xlink:href="http://neuronrain-documentation.readthedocs.io/en/latest/" xlink:type="simple">http://neuronrain-documentation.readthedocs.io/en/latest/</text:a></text:p>
                <text:p/>
              </text:list-item>
              <text:list-item>
                <text:p>Detailed FAQ on NeuronRain and its licensing is periodically updated in previous ReadTheDocs documentation as features are added</text:p>
              </text:list-item>
            </text:list>
          </draw:text-box>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LiberationSerif-Bold1" svg:font-family="LiberationSerif-Bold" style:font-family-generic="roman"/>
    <style:font-face style:name="LiberationSerif1" svg:font-family="LiberationSerif, 'Times New Roman'" style:font-family-generic="roman"/>
    <style:font-face style:name="Droid Sans Mono2" svg:font-family="'Droid Sans Mono'" style:font-family-generic="modern" style:font-pitch="fixed"/>
    <style:font-face style:name="Lohit Hindi2" svg:font-family="'Lohit Hindi'" style:font-family-generic="modern" style:font-pitch="fixed"/>
    <style:font-face style:name="Garuda" svg:font-family="Garuda, angsananew" style:font-pitch="variable"/>
    <style:font-face style:name="Liberation Sans1" svg:font-family="'Liberation Sans'" style:font-pitch="variable"/>
    <style:font-face style:name="Mangal1" svg:font-family="Mangal" style:font-pitch="variable"/>
    <style:font-face style:name="Droid Sans Mono1" svg:font-family="'Droid Sans Mono'" style:font-family-generic="modern" style:font-pitch="variable"/>
    <style:font-face style:name="Lohit Hindi1" svg:font-family="'Lohit Hindi'" style:font-family-generic="modern" style:font-pitch="variable"/>
    <style:font-face style:name="Arial" svg:font-family="Arial" style:font-family-generic="roman" style:font-pitch="variable"/>
    <style:font-face style:name="Droid Sans Fallback1" svg:font-family="'Droid Sans Fallback'"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Serif-Bold" svg:font-family="LiberationSerif-Bold" style:font-family-generic="roman" style:font-pitch="variable"/>
    <style:font-face style:name="LiberationSerif" svg:font-family="Liberation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8pt" fo:font-weight="bold" style:font-name-asian="Mangal1" style:font-family-asian="Mangal"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2" style:font-family-asian="'Lohit Hindi'" style:font-family-generic-asian="modern" style:font-pitch-asian="fixed" style:font-size-asian="10pt"/>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374cm" style:text-autospace="none"/>
      <style:text-properties style:font-name-asian="Mangal2" style:font-family-asian="Mangal"/>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1T15:03:59.774419739</meta:creation-date>
    <dc:date>2018-03-05T19:43:04.304686161</dc:date>
    <meta:editing-duration>PT2H13M28S</meta:editing-duration>
    <meta:editing-cycles>60</meta:editing-cycles>
    <meta:generator>LibreOffice/5.1.6.2$Linux_x86 LibreOffice_project/10m0$Build-2</meta:generator>
    <meta:document-statistic meta:object-count="69"/>
  </office:meta>
</office:document-meta>
</file>